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2bfa47" officeooo:paragraph-rsid="002bfa47"/>
    </style:style>
    <style:style style:name="P2" style:family="paragraph" style:parent-style-name="Standard">
      <style:text-properties fo:language="en" fo:country="US" officeooo:rsid="002dd81c" officeooo:paragraph-rsid="002dd81c"/>
    </style:style>
    <style:style style:name="P3" style:family="paragraph" style:parent-style-name="Text_20_body">
      <style:text-properties fo:language="en" fo:country="US" officeooo:rsid="000dafcd" officeooo:paragraph-rsid="000dafcd"/>
    </style:style>
    <style:style style:name="P4" style:family="paragraph" style:parent-style-name="Text_20_body">
      <style:text-properties officeooo:rsid="000ed6c4" officeooo:paragraph-rsid="000ed6c4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3">
      <style:text-properties fo:language="en" fo:country="US"/>
    </style:style>
    <style:style style:name="P7" style:family="paragraph" style:parent-style-name="Text_20_body">
      <style:text-properties style:font-name="Liberation Sans" fo:font-size="14pt" fo:language="en" fo:country="US" fo:font-weight="bold" officeooo:rsid="002a8892" officeooo:paragraph-rsid="002a8892" style:font-name-asian="Noto Sans CJK SC" style:font-size-asian="14pt" style:font-weight-asian="bold" style:font-name-complex="Lohit Devanagari1" style:font-size-complex="14pt" style:font-weight-complex="bold"/>
    </style:style>
    <style:style style:name="P8" style:family="paragraph" style:parent-style-name="Text_20_body" style:list-style-name="L1">
      <style:text-properties fo:language="en" fo:country="US" officeooo:rsid="000dafcd" officeooo:paragraph-rsid="0021767f"/>
    </style:style>
    <style:style style:name="P9" style:family="paragraph" style:parent-style-name="Text_20_body" style:list-style-name="L1">
      <style:text-properties fo:language="en" fo:country="US" officeooo:rsid="000dafcd" officeooo:paragraph-rsid="000dafcd"/>
    </style:style>
    <style:style style:name="P10" style:family="paragraph" style:parent-style-name="Text_20_body" style:list-style-name="L1">
      <style:text-properties fo:language="en" fo:country="US" officeooo:rsid="000ed6c4" officeooo:paragraph-rsid="000fceaf"/>
    </style:style>
    <style:style style:name="P11" style:family="paragraph" style:parent-style-name="Text_20_body" style:list-style-name="L1">
      <style:text-properties fo:language="en" fo:country="US" officeooo:rsid="000ed6c4" officeooo:paragraph-rsid="00226f26"/>
    </style:style>
    <style:style style:name="P12" style:family="paragraph" style:parent-style-name="Text_20_body" style:list-style-name="L1">
      <style:text-properties fo:language="en" fo:country="US" officeooo:rsid="000ed6c4" officeooo:paragraph-rsid="000fd3b0"/>
    </style:style>
    <style:style style:name="P13" style:family="paragraph" style:parent-style-name="Text_20_body" style:list-style-name="L1">
      <style:text-properties fo:language="en" fo:country="US" officeooo:rsid="000ed6c4" officeooo:paragraph-rsid="0011577f"/>
    </style:style>
    <style:style style:name="P14" style:family="paragraph" style:parent-style-name="Text_20_body" style:list-style-name="L1">
      <style:text-properties fo:language="en" fo:country="US" officeooo:rsid="000ed6c4" officeooo:paragraph-rsid="00267016"/>
    </style:style>
    <style:style style:name="P15" style:family="paragraph" style:parent-style-name="Text_20_body" style:list-style-name="L1">
      <style:text-properties fo:language="en" fo:country="US" officeooo:rsid="000ed6c4" officeooo:paragraph-rsid="0019fce4"/>
    </style:style>
    <style:style style:name="P16" style:family="paragraph" style:parent-style-name="Text_20_body" style:list-style-name="L3">
      <style:text-properties fo:language="en" fo:country="US" officeooo:rsid="000ed6c4" officeooo:paragraph-rsid="000ed6c4"/>
    </style:style>
    <style:style style:name="P17" style:family="paragraph" style:parent-style-name="Text_20_body" style:list-style-name="L1">
      <style:text-properties fo:language="en" fo:country="US" officeooo:rsid="002bfa47" officeooo:paragraph-rsid="002bfa47"/>
    </style:style>
    <style:style style:name="P18" style:family="paragraph" style:parent-style-name="Text_20_body" style:list-style-name="L1">
      <style:text-properties fo:language="en" fo:country="US" officeooo:rsid="000dbff2" officeooo:paragraph-rsid="000dbff2"/>
    </style:style>
    <style:style style:name="P19" style:family="paragraph" style:parent-style-name="Text_20_body" style:list-style-name="L1">
      <style:text-properties fo:language="en" fo:country="US" officeooo:rsid="000dbff2" officeooo:paragraph-rsid="0026ace8"/>
    </style:style>
    <style:style style:name="P20" style:family="paragraph" style:parent-style-name="Text_20_body" style:list-style-name="L1">
      <style:text-properties fo:language="en" fo:country="US" officeooo:rsid="000dbff2" officeooo:paragraph-rsid="0019fce4"/>
    </style:style>
    <style:style style:name="P21" style:family="paragraph" style:parent-style-name="Text_20_body" style:list-style-name="L1">
      <style:text-properties fo:language="en" fo:country="US" officeooo:rsid="001b7518" officeooo:paragraph-rsid="001b7518"/>
    </style:style>
    <style:style style:name="P22" style:family="paragraph" style:parent-style-name="Text_20_body" style:list-style-name="L1">
      <style:text-properties fo:language="en" fo:country="US" fo:font-weight="normal" officeooo:rsid="001b7518" officeooo:paragraph-rsid="001b7518" style:font-weight-asian="normal" style:font-weight-complex="normal"/>
    </style:style>
    <style:style style:name="P23" style:family="paragraph" style:parent-style-name="Text_20_body" style:list-style-name="L1">
      <style:text-properties fo:language="en" fo:country="US" fo:font-weight="normal" officeooo:rsid="0030a802" officeooo:paragraph-rsid="0031b18f" style:font-weight-asian="normal" style:font-weight-complex="normal"/>
    </style:style>
    <style:style style:name="P24" style:family="paragraph" style:parent-style-name="Text_20_body" style:list-style-name="L1">
      <style:text-properties fo:language="en" fo:country="US" fo:font-weight="normal" officeooo:rsid="0030a802" officeooo:paragraph-rsid="0030a802" style:font-weight-asian="normal" style:font-weight-complex="normal"/>
    </style:style>
    <style:style style:name="P25" style:family="paragraph" style:parent-style-name="Text_20_body" style:list-style-name="L1">
      <style:text-properties fo:language="en" fo:country="US" fo:font-weight="normal" officeooo:rsid="0048a1ad" officeooo:paragraph-rsid="0048a1ad" style:font-weight-asian="normal" style:font-weight-complex="normal"/>
    </style:style>
    <style:style style:name="P26" style:family="paragraph" style:parent-style-name="Text_20_body" style:list-style-name="L2">
      <style:text-properties fo:language="en" fo:country="US" officeooo:rsid="001cf5a6" officeooo:paragraph-rsid="001cf5a6"/>
    </style:style>
    <style:style style:name="P27" style:family="paragraph" style:parent-style-name="Text_20_body" style:list-style-name="L1">
      <style:text-properties fo:language="en" fo:country="US" officeooo:rsid="00448ca0" officeooo:paragraph-rsid="00448ca0"/>
    </style:style>
    <style:style style:name="P28" style:family="paragraph" style:parent-style-name="Text_20_body" style:list-style-name="L3">
      <style:text-properties fo:language="en" fo:country="US" officeooo:rsid="0048ec20" officeooo:paragraph-rsid="0048ec20"/>
    </style:style>
    <style:style style:name="P29" style:family="paragraph" style:parent-style-name="Text_20_body" style:list-style-name="L3">
      <style:text-properties fo:language="en" fo:country="US" officeooo:rsid="004c4bc1" officeooo:paragraph-rsid="004c4bc1"/>
    </style:style>
    <style:style style:name="P30" style:family="paragraph" style:parent-style-name="Text_20_body" style:list-style-name="L3">
      <style:text-properties fo:language="en" fo:country="US" officeooo:rsid="004c4bc1" officeooo:paragraph-rsid="00566f42"/>
    </style:style>
    <style:style style:name="P31" style:family="paragraph" style:parent-style-name="Text_20_body" style:list-style-name="L3">
      <style:text-properties fo:language="en" fo:country="US" officeooo:rsid="004c4bc1" officeooo:paragraph-rsid="0056f67e"/>
    </style:style>
    <style:style style:name="P32" style:family="paragraph" style:parent-style-name="Text_20_body" style:list-style-name="L3">
      <style:text-properties fo:language="en" fo:country="US" officeooo:rsid="004c4bc1" officeooo:paragraph-rsid="0058e62d"/>
    </style:style>
    <style:style style:name="P33" style:family="paragraph" style:parent-style-name="Text_20_body" style:list-style-name="L3">
      <style:text-properties fo:language="en" fo:country="US" officeooo:rsid="00544752" officeooo:paragraph-rsid="00544752"/>
    </style:style>
    <style:style style:name="P34" style:family="paragraph" style:parent-style-name="Text_20_body" style:list-style-name="L3">
      <style:text-properties fo:language="en" fo:country="US" officeooo:rsid="0055a04f" officeooo:paragraph-rsid="0055a04f"/>
    </style:style>
    <style:style style:name="P35" style:family="paragraph" style:parent-style-name="Text_20_body" style:list-style-name="L2">
      <style:text-properties officeooo:rsid="00261d16" officeooo:paragraph-rsid="00261d16"/>
    </style:style>
    <style:style style:name="P36" style:family="paragraph" style:parent-style-name="Text_20_body" style:list-style-name="L2">
      <style:text-properties officeooo:rsid="0032bb53" officeooo:paragraph-rsid="0032bb53"/>
    </style:style>
    <style:style style:name="P37" style:family="paragraph" style:parent-style-name="Text_20_body" style:list-style-name="L1">
      <style:text-properties fo:color="#158466" loext:opacity="100%" fo:language="en" fo:country="US" officeooo:rsid="000dafcd" officeooo:paragraph-rsid="0020b7eb"/>
    </style:style>
    <style:style style:name="P38" style:family="paragraph" style:parent-style-name="Text_20_body" style:list-style-name="L1">
      <style:text-properties fo:color="#158466" loext:opacity="100%" fo:language="en" fo:country="US" officeooo:rsid="000ed6c4" officeooo:paragraph-rsid="000ed6c4"/>
    </style:style>
    <style:style style:name="P39" style:family="paragraph" style:parent-style-name="Text_20_body" style:list-style-name="L1">
      <style:text-properties fo:color="#158466" loext:opacity="100%" fo:language="en" fo:country="US" officeooo:rsid="00425d84" officeooo:paragraph-rsid="00425d8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f5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6bb" style:font-weight-asian="bold" style:font-weight-complex="bold"/>
    </style:style>
    <style:style style:name="T5" style:family="text">
      <style:text-properties fo:font-weight="bold" officeooo:rsid="000fceaf" style:font-weight-asian="bold" style:font-weight-complex="bold"/>
    </style:style>
    <style:style style:name="T6" style:family="text">
      <style:text-properties fo:font-weight="bold" officeooo:rsid="0019fce4" style:font-weight-asian="bold" style:font-weight-complex="bold"/>
    </style:style>
    <style:style style:name="T7" style:family="text">
      <style:text-properties fo:font-weight="bold" officeooo:rsid="001e7877" style:font-weight-asian="bold" style:font-weight-complex="bold"/>
    </style:style>
    <style:style style:name="T8" style:family="text">
      <style:text-properties fo:font-weight="bold" officeooo:rsid="000dbff2" style:font-weight-asian="bold" style:font-weight-complex="bold"/>
    </style:style>
    <style:style style:name="T9" style:family="text">
      <style:text-properties fo:font-weight="bold" officeooo:rsid="002dd81c" style:font-weight-asian="bold" style:font-weight-complex="bold"/>
    </style:style>
    <style:style style:name="T10" style:family="text">
      <style:text-properties fo:font-weight="bold" officeooo:rsid="0030a802" style:font-weight-asian="bold" style:font-weight-complex="bold"/>
    </style:style>
    <style:style style:name="T11" style:family="text">
      <style:text-properties fo:font-weight="bold" officeooo:rsid="0043cace" style:font-weight-asian="bold" style:font-weight-complex="bold"/>
    </style:style>
    <style:style style:name="T12" style:family="text">
      <style:text-properties fo:font-weight="bold" officeooo:rsid="0050d7c3" style:font-weight-asian="bold" style:font-weight-complex="bold"/>
    </style:style>
    <style:style style:name="T13" style:family="text">
      <style:text-properties officeooo:rsid="000ed6c4"/>
    </style:style>
    <style:style style:name="T14" style:family="text">
      <style:text-properties officeooo:rsid="000fceaf"/>
    </style:style>
    <style:style style:name="T15" style:family="text">
      <style:text-properties officeooo:rsid="000fd3b0"/>
    </style:style>
    <style:style style:name="T16" style:family="text">
      <style:text-properties officeooo:rsid="0011577f"/>
    </style:style>
    <style:style style:name="T17" style:family="text">
      <style:text-properties officeooo:rsid="0012372f"/>
    </style:style>
    <style:style style:name="T18" style:family="text">
      <style:text-properties officeooo:rsid="001316bb"/>
    </style:style>
    <style:style style:name="T19" style:family="text">
      <style:text-properties officeooo:rsid="0014db54"/>
    </style:style>
    <style:style style:name="T20" style:family="text">
      <style:text-properties officeooo:rsid="0016d5bd"/>
    </style:style>
    <style:style style:name="T21" style:family="text">
      <style:text-properties officeooo:rsid="0017eb90"/>
    </style:style>
    <style:style style:name="T22" style:family="text">
      <style:text-properties officeooo:rsid="0019fce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8868" style:font-weight-asian="normal" style:font-weight-complex="normal"/>
    </style:style>
    <style:style style:name="T25" style:family="text">
      <style:text-properties officeooo:rsid="0020441f"/>
    </style:style>
    <style:style style:name="T26" style:family="text">
      <style:text-properties officeooo:rsid="0020a638"/>
    </style:style>
    <style:style style:name="T27" style:family="text">
      <style:text-properties officeooo:rsid="00226f26"/>
    </style:style>
    <style:style style:name="T28" style:family="text">
      <style:text-properties officeooo:rsid="00267016"/>
    </style:style>
    <style:style style:name="T29" style:family="text">
      <style:text-properties officeooo:rsid="000dbff2"/>
    </style:style>
    <style:style style:name="T30" style:family="text">
      <style:text-properties officeooo:rsid="00278868"/>
    </style:style>
    <style:style style:name="T31" style:family="text">
      <style:text-properties officeooo:rsid="002840f2"/>
    </style:style>
    <style:style style:name="T32" style:family="text">
      <style:text-properties officeooo:rsid="00295b81"/>
    </style:style>
    <style:style style:name="T33" style:family="text">
      <style:text-properties officeooo:rsid="002dd81c"/>
    </style:style>
    <style:style style:name="T34" style:family="text">
      <style:text-properties officeooo:rsid="002e9cc3"/>
    </style:style>
    <style:style style:name="T35" style:family="text">
      <style:text-properties officeooo:rsid="002fac7d"/>
    </style:style>
    <style:style style:name="T36" style:family="text">
      <style:text-properties officeooo:rsid="0048291a"/>
    </style:style>
    <style:style style:name="T37" style:family="text">
      <style:text-properties officeooo:rsid="004c4bc1"/>
    </style:style>
    <style:style style:name="T38" style:family="text">
      <style:text-properties officeooo:rsid="004e7c77"/>
    </style:style>
    <style:style style:name="T39" style:family="text">
      <style:text-properties officeooo:rsid="00501948"/>
    </style:style>
    <style:style style:name="T40" style:family="text">
      <style:text-properties officeooo:rsid="00508997"/>
    </style:style>
    <style:style style:name="T41" style:family="text">
      <style:text-properties officeooo:rsid="0050d7c3"/>
    </style:style>
    <style:style style:name="T42" style:family="text">
      <style:text-properties fo:color="#111111" loext:opacity="100%"/>
    </style:style>
    <style:style style:name="T43" style:family="text">
      <style:text-properties fo:color="#111111" loext:opacity="100%" fo:font-weight="bold" officeooo:rsid="0050d7c3" style:font-weight-asian="bold" style:font-weight-complex="bold"/>
    </style:style>
    <style:style style:name="T44" style:family="text">
      <style:text-properties officeooo:rsid="00566f42"/>
    </style:style>
    <style:style style:name="T45" style:family="text">
      <style:text-properties officeooo:rsid="0056f67e"/>
    </style:style>
    <style:style style:name="T46" style:family="text">
      <style:text-properties officeooo:rsid="0058e62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Personal Knowledge Organization Ontology (PKO-Onto)</text:h>
      <text:p text:style-name="P3">This ontology is designed for personal activity management. <text:span text:style-name="T25">PKO-Onto is extended with the SKOS ontology </text:span><text:span text:style-name="T26">to bring more precision to instances of </text:span><text:span text:style-name="T32">the knowledge graph that is not capture by the PKO-Onto</text:span><text:span text:style-name="T25">.</text:span></text:p>
      <text:p text:style-name="P3"/>
      <text:p text:style-name="P7">Use case</text:p>
      <text:p text:style-name="P1"><text:span text:style-name="T10">SoftR</text:span><text:span text:style-name="T3">esources</text:span> can be multi-modal like text, image, son, video or a mix of all. <text:s/><text:span text:style-name="T33">For this reasoning, different modal of resources may be the same (</text:span><text:span text:style-name="T9">sameAs</text:span><text:span text:style-name="T33">), similar, cont</text:span><text:span text:style-name="T34">ain</text:span><text:span text:style-name="T33"> another </text:span><text:span text:style-name="T35">resource.</text:span></text:p>
      <text:p text:style-name="P1"/>
      <text:p text:style-name="P2"/>
      <text:h text:style-name="P6" text:outline-level="3">Competency questions</text:h>
      <text:list xml:id="list3819775044" text:style-name="L1">
        <text:list-item>
          <text:p text:style-name="P37">When was an <text:span text:style-name="T3">activity</text:span> carried out? <text:span text:style-name="T7">(done)</text:span></text:p>
          <text:list>
            <text:list-item>
              <text:p text:style-name="P38">Concepts: Activity, <text:span text:style-name="T17">Time</text:span></text:p>
            </text:list-item>
            <text:list-item>
              <text:p text:style-name="P38">Data properties: </text:p>
            </text:list-item>
            <text:list-item>
              <text:p text:style-name="P38">Object properties: <text:s/><text:span text:style-name="T20">Activiey – </text:span><text:span text:style-name="T3">hasTime/</text:span><text:span text:style-name="T12">hasBeginTime/hasEndTime/</text:span><text:span text:style-name="T43">hasBeginDate/hasEndDate/hasDate</text:span><text:span text:style-name="T42"> </text:span>– <text:span text:style-name="T20">Time </text:span></text:p>
            </text:list-item>
          </text:list>
        </text:list-item>
        <text:list-item>
          <text:p text:style-name="P39">How long will an <text:span text:style-name="T3">activity</text:span> stay <text:span text:style-name="T41">or last</text:span> ? <text:span text:style-name="T12">(done)</text:span></text:p>
          <text:list>
            <text:list-item>
              <text:p text:style-name="P39">Concepts: Activity, Time</text:p>
            </text:list-item>
            <text:list-item>
              <text:p text:style-name="P39">Data properties:</text:p>
            </text:list-item>
            <text:list-item>
              <text:p text:style-name="P39">Object properties: Activity- <text:span text:style-name="T3">hasDuration</text:span>- Time</text:p>
            </text:list-item>
          </text:list>
        </text:list-item>
        <text:list-item>
          <text:p text:style-name="P8">Who carried out <text:span text:style-name="T3">activity</text:span> X? <text:span text:style-name="T7">(done)</text:span></text:p>
          <text:list>
            <text:list-item>
              <text:p text:style-name="P10">Concepts: Activity, <text:span text:style-name="T4">Agent</text:span></text:p>
            </text:list-item>
            <text:list-item>
              <text:p text:style-name="P10">Data properties: </text:p>
            </text:list-item>
            <text:list-item>
              <text:p text:style-name="P10">Object properties: <text:span text:style-name="T21">Activity – </text:span><text:span text:style-name="T3">h</text:span><text:span text:style-name="T5">asSubject</text:span><text:span text:style-name="T14"> – </text:span><text:span text:style-name="T21">Agent</text:span></text:p>
            </text:list-item>
          </text:list>
        </text:list-item>
        <text:list-item>
          <text:p text:style-name="P27">To who is an action assigned to? <text:span text:style-name="T36">(done)</text:span></text:p>
          <text:list>
            <text:list-item>
              <text:p text:style-name="P27">Concepts: Action, Agent </text:p>
            </text:list-item>
            <text:list-item>
              <text:p text:style-name="P27">Data properties:</text:p>
            </text:list-item>
            <text:list-item>
              <text:p text:style-name="P27">Object properties: action, <text:span text:style-name="T36">operation</text:span>- isAssignedTo- <text:span text:style-name="T36">Agent</text:span></text:p>
            </text:list-item>
          </text:list>
        </text:list-item>
        <text:list-item>
          <text:p text:style-name="P9">Which <text:span text:style-name="T3">resources</text:span> where used to carried out <text:span text:style-name="T3">activity</text:span> X?</text:p>
          <text:list>
            <text:list-item>
              <text:p text:style-name="P10">Concepts: Activity, <text:span text:style-name="T18">Resource</text:span></text:p>
            </text:list-item>
            <text:list-item>
              <text:p text:style-name="P10">Data properties: </text:p>
            </text:list-item>
            <text:list-item>
              <text:p text:style-name="P11">Object properties: <text:span text:style-name="T27">Activity - </text:span><text:span text:style-name="T5">usesResource</text:span><text:span text:style-name="T14"> – </text:span><text:span text:style-name="T27">Resource</text:span><text:span text:style-name="T14"> <text:s/></text:span></text:p>
            </text:list-item>
          </text:list>
        </text:list-item>
        <text:list-item>
          <text:p text:style-name="P17">To who does a resource belongs</text:p>
          <text:list>
            <text:list-item>
              <text:p text:style-name="P17"><text:soft-page-break/>Concepts: Resource, Agent</text:p>
            </text:list-item>
            <text:list-item>
              <text:p text:style-name="P17">Data properties:</text:p>
            </text:list-item>
            <text:list-item>
              <text:p text:style-name="P17">Object properties: Resource – <text:span text:style-name="T3">isOwnBy</text:span> - Agent</text:p>
            </text:list-item>
          </text:list>
        </text:list-item>
        <text:list-item>
          <text:p text:style-name="P9">What motivated the actions of <text:span text:style-name="T3">activity</text:span> X?</text:p>
          <text:list>
            <text:list-item>
              <text:p text:style-name="P10">Concepts: Activity</text:p>
            </text:list-item>
            <text:list-item>
              <text:p text:style-name="P10">Data properties: <text:span text:style-name="T14">isMotivatedBy</text:span></text:p>
            </text:list-item>
            <text:list-item>
              <text:p text:style-name="P10">Object properties:</text:p>
            </text:list-item>
          </text:list>
        </text:list-item>
        <text:list-item>
          <text:p text:style-name="P9">What are the rules to follow during <text:span text:style-name="T3">activity</text:span> X?</text:p>
          <text:list>
            <text:list-item>
              <text:p text:style-name="P12">Concepts: Activity</text:p>
            </text:list-item>
            <text:list-item>
              <text:p text:style-name="P12">Data properties: has<text:span text:style-name="T15">Rule</text:span></text:p>
            </text:list-item>
            <text:list-item>
              <text:p text:style-name="P12">Object properties:</text:p>
            </text:list-item>
          </text:list>
        </text:list-item>
        <text:list-item>
          <text:p text:style-name="P9">Where is <text:span text:style-name="T3">activity</text:span> X carried out?</text:p>
          <text:list>
            <text:list-item>
              <text:p text:style-name="P13">Concepts: Activity, <text:span text:style-name="T19">Location</text:span></text:p>
            </text:list-item>
            <text:list-item>
              <text:p text:style-name="P13">Data properties: </text:p>
            </text:list-item>
            <text:list-item>
              <text:p text:style-name="P13">Object properties: <text:span text:style-name="T16">hasLocation</text:span></text:p>
            </text:list-item>
          </text:list>
        </text:list-item>
        <text:list-item>
          <text:p text:style-name="P18">What are the objectives of an <text:span text:style-name="T3">activity</text:span>?</text:p>
          <text:list>
            <text:list-item>
              <text:p text:style-name="P13">Concepts: Activity, <text:span text:style-name="T37">Objective</text:span></text:p>
            </text:list-item>
            <text:list-item>
              <text:p text:style-name="P13">Data properties: </text:p>
            </text:list-item>
            <text:list-item>
              <text:p text:style-name="P13">Object properties:</text:p>
            </text:list-item>
          </text:list>
        </text:list-item>
        <text:list-item>
          <text:p text:style-name="P19">What are sub-activities of an <text:span text:style-name="T3">activity</text:span>? <text:span text:style-name="T7">(done)</text:span></text:p>
          <text:list>
            <text:list-item>
              <text:p text:style-name="P13">Concepts: Activity</text:p>
            </text:list-item>
            <text:list-item>
              <text:p text:style-name="P13">Data properties: </text:p>
            </text:list-item>
            <text:list-item>
              <text:p text:style-name="P14">Object properties: <text:span text:style-name="T28">Activity - </text:span><text:span text:style-name="T8">sub</text:span><text:span text:style-name="T11">A</text:span><text:span text:style-name="T8">ctivities</text:span><text:span text:style-name="T29"> - </text:span><text:span text:style-name="T28">Activity</text:span></text:p>
            </text:list-item>
          </text:list>
        </text:list-item>
        <text:list-item>
          <text:p text:style-name="P20"><text:span text:style-name="T22">An </text:span><text:span text:style-name="T6">activity</text:span><text:span text:style-name="T22"> is followed and preceded by</text:span> an <text:span text:style-name="T3">activity</text:span>?</text:p>
          <text:list>
            <text:list-item>
              <text:p text:style-name="P15">Concepts: Activity</text:p>
            </text:list-item>
            <text:list-item>
              <text:p text:style-name="P15">Data properties: </text:p>
            </text:list-item>
            <text:list-item>
              <text:p text:style-name="P15">Object properties: <text:span text:style-name="T22">Activity – followed/preceded – Activity</text:span></text:p>
            </text:list-item>
          </text:list>
        </text:list-item>
        <text:list-item>
          <text:p text:style-name="P21"><text:span text:style-name="T30">What are the</text:span> <text:span text:style-name="T3">sub-goals</text:span><text:span text:style-name="T23"> </text:span><text:span text:style-name="T24">of a goal</text:span><text:span text:style-name="T23"> </text:span><text:span text:style-name="T7">(done)</text:span></text:p>
          <text:list>
            <text:list-item>
              <text:p text:style-name="P21"><text:span text:style-name="T23">Concept: Goal</text:span><text:span text:style-name="T3"> </text:span></text:p>
            </text:list-item>
            <text:list-item>
              <text:p text:style-name="P22">Object property: <text:span text:style-name="T31">Goal - </text:span><text:s/><text:span text:style-name="T3">isSubGoalOf </text:span>- <text:span text:style-name="T31">Goal</text:span> </text:p>
            </text:list-item>
          </text:list>
        </text:list-item>
        <text:list-item>
          <text:p text:style-name="P23">Which Text/Audio/Image/Video/Mixed softResources were used for a given activity <text:span text:style-name="T7">(done)</text:span></text:p>
          <text:list>
            <text:list-item>
              <text:p text:style-name="P24">Concepts: </text:p>
            </text:list-item>
            <text:list-item>
              <text:p text:style-name="P24"><text:soft-page-break/>Object properties:</text:p>
            </text:list-item>
            <text:list-item>
              <text:p text:style-name="P24">Specification: TextResource, ImageResource, VideoResource, AudioResource, MixedResource of softResource</text:p>
            </text:list-item>
          </text:list>
        </text:list-item>
        <text:list-item>
          <text:p text:style-name="P25">What is the role of an agent</text:p>
          <text:list>
            <text:list-item>
              <text:p text:style-name="P25">Concepts: Agent, Role</text:p>
            </text:list-item>
            <text:list-item>
              <text:p text:style-name="P25">Object properties: Agent- hasRole- Role</text:p>
            </text:list-item>
          </text:list>
        </text:list-item>
        <text:list-item>
          <text:p text:style-name="P25">Roles:</text:p>
          <text:list>
            <text:list-item>
              <text:p text:style-name="P25">Operational </text:p>
            </text:list-item>
            <text:list-item>
              <text:p text:style-name="P25">Managerial </text:p>
            </text:list-item>
            <text:list-item>
              <text:p text:style-name="P25">Strategical</text:p>
            </text:list-item>
          </text:list>
        </text:list-item>
      </text:list>
      <text:h text:style-name="P6" text:outline-level="3">Rule within PKO-Onto</text:h>
      <text:list xml:id="list1417693868" text:style-name="L2">
        <text:list-item>
          <text:p text:style-name="P26">If a goal has sub-goals, then it is achieved only when all the sub-goals are achieved.</text:p>
        </text:list-item>
        <text:list-item>
          <text:p text:style-name="P35"><text:span text:style-name="T2">T</text:span><text:span text:style-name="T1">he time of an activity is equal to the time of all its sub-activities.</text:span></text:p>
          <text:p text:style-name="P36"/>
        </text:list-item>
      </text:list>
      <text:h text:style-name="P6" text:outline-level="3">Validation <text:span text:style-name="T13">Constrain</text:span></text:h>
      <text:list xml:id="list134272373" text:style-name="L3">
        <text:list-item>
          <text:p text:style-name="P16">An activity should have at least the agent carrying it <text:span text:style-name="T39">[1. *]</text:span>.</text:p>
        </text:list-item>
        <text:list-item>
          <text:p text:style-name="P28">An agent can have multiple roles <text:span text:style-name="T37">[</text:span><text:span text:style-name="T40">1</text:span><text:span text:style-name="T37">.*]</text:span>. </text:p>
        </text:list-item>
        <text:list-item>
          <text:p text:style-name="P29">An activity can have multiple objectives [<text:span text:style-name="T38">0</text:span>, *].</text:p>
        </text:list-item>
        <text:list-item>
          <text:p text:style-name="P30">An activity can have multiple <text:span text:style-name="T44">rule</text:span>s [<text:span text:style-name="T38">0</text:span>, *].</text:p>
        </text:list-item>
        <text:list-item>
          <text:p text:style-name="P31">An activity can have multiple <text:span text:style-name="T45">resources</text:span> [<text:span text:style-name="T38">0</text:span>, *].</text:p>
        </text:list-item>
        <text:list-item>
          <text:p text:style-name="P32">An activity can have multiple <text:span text:style-name="T46">motivations</text:span> [<text:span text:style-name="T38">0</text:span>, *].</text:p>
        </text:list-item>
        <text:list-item>
          <text:p text:style-name="P33">An activity have at most one time related timing [0,1].</text:p>
        </text:list-item>
        <text:list-item>
          <text:p text:style-name="P34">An activity can have multiple sub-activities [0, *]. 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03.150262493</meta:creation-date>
    <dc:date>2023-10-19T12:14:35.786747828</dc:date>
    <meta:editing-duration>P1DT11H55M13S</meta:editing-duration>
    <meta:editing-cycles>49</meta:editing-cycles>
    <meta:generator>LibreOffice/7.3.7.2$Linux_X86_64 LibreOffice_project/30$Build-2</meta:generator>
    <meta:document-statistic meta:table-count="0" meta:image-count="0" meta:object-count="0" meta:page-count="3" meta:paragraph-count="80" meta:word-count="508" meta:character-count="3126" meta:non-whitespace-character-count="2741"/>
  </office:meta>
</office:document-meta>
</file>